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3.75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002cm" style:writing-mode="lr-tb" loext:decorative="false"/>
      <style:paragraph-properties style:writing-mode="lr-tb"/>
    </style:style>
    <style:style style:name="gr5" style:family="graphic" style:parent-style-name="One-Way_20_Call">
      <style:graphic-properties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0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3.002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 style:writing-mode="lr-tb"/>
      <style:text-properties fo:font-size="9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0pt"/>
    </style:style>
    <style:style style:name="T1" style:family="text">
      <style:text-properties fo:font-size="9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5cm" svg:height="1.5cm" svg:x="1cm" svg:y="2.75cm">
          <text:p text:style-name="P1"><text:span text:style-name="T1">IndirectCaller.InstallPackageWr</text:span><text:span text:style-name="T1">apper:</text:span></text:p>
          <text:p text:style-name="P1"><text:span text:style-name="T1">Retrieve packag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5cm" svg:y1="4.25cm" svg:x2="3.126cm" svg:y2="5cm" draw:start-shape="id1" draw:start-glue-point="2" draw:end-shape="id2" draw:end-glue-point="0" svg:d="M4250 4250v375h-1124v375" svg:viewBox="0 0 1125 751">
          <text:p/>
        </draw:connector>
        <draw:custom-shape draw:style-name="gr3" draw:text-style-name="P2" xml:id="id2" draw:id="id2" draw:layer="layout" svg:width="4.252cm" svg:height="1.625cm" svg:x="1cm" svg:y="5cm">
          <text:p text:style-name="P1"><text:span text:style-name="T1">PackageManager.installation</text:span><text:span text:style-name="T1">WorkCallback:</text:span></text:p>
          <text:p text:style-name="P1"><text:span text:style-name="T1">Initialize half-installed,</text:span></text:p>
          <text:p text:style-name="P1"><text:span text:style-name="T1">[Install every modul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502cm" svg:height="1.625cm" svg:x="6.378cm" svg:y="5cm">
          <text:p text:style-name="P1"><text:span text:style-name="T1">IndirectCaller.installModule:</text:span></text:p>
          <text:p text:style-name="P1"><text:span text:style-name="T1">[create_canister, install_c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5.252cm" svg:y1="5.812cm" svg:x2="6.378cm" svg:y2="5.812cm" draw:start-shape="id2" draw:end-shape="id3" svg:d="M5252 5812h1126" svg:viewBox="0 0 1127 1">
          <text:p/>
        </draw:connector>
        <draw:connector draw:style-name="gr5" draw:text-style-name="P3" draw:layer="layout" svg:x1="5.252cm" svg:y1="5.963cm" svg:x2="6.378cm" svg:y2="5.963cm" svg:d="M5252 5963h1126" svg:viewBox="0 0 1127 1">
          <text:p/>
        </draw:connector>
        <draw:connector draw:style-name="gr5" draw:text-style-name="P3" draw:layer="layout" svg:x1="5.252cm" svg:y1="5.813cm" svg:x2="6.378cm" svg:y2="5.813cm" svg:d="M5252 5813h1126" svg:viewBox="0 0 1127 1">
          <text:p/>
        </draw:connector>
        <draw:connector draw:style-name="gr5" draw:text-style-name="P3" draw:layer="layout" svg:x1="5.252cm" svg:y1="5.613cm" svg:x2="6.378cm" svg:y2="5.613cm" svg:d="M5252 5613h1126" svg:viewBox="0 0 1127 1">
          <text:p/>
        </draw:connector>
        <draw:custom-shape draw:style-name="gr6" draw:text-style-name="P2" draw:layer="layout" svg:width="3.502cm" svg:height="1.75cm" svg:x="10.998cm" svg:y="5cm">
          <text:p text:style-name="P1"><text:span text:style-name="T1">PackageManager.onCreateCanister</text:span></text:p>
          <text:p text:style-name="P1"><text:span text:style-name="T1">Store module state.</text:span></text:p>
          <text:p text:style-name="P1"><text:span text:style-name="T1">Call callback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74cm" svg:y1="5.849cm" svg:x2="11cm" svg:y2="5.849cm" svg:d="M9874 5849h1126" svg:viewBox="0 0 1127 1">
          <text:p/>
        </draw:connector>
        <draw:connector draw:style-name="gr2" draw:text-style-name="P1" draw:layer="layout" svg:x1="9.874cm" svg:y1="5.85cm" svg:x2="11cm" svg:y2="5.85cm" svg:d="M9874 5850h1126" svg:viewBox="0 0 1127 1">
          <text:p/>
        </draw:connector>
        <draw:connector draw:style-name="gr5" draw:text-style-name="P3" draw:layer="layout" svg:x1="4.125cm" svg:y1="2cm" svg:x2="4.25cm" svg:y2="2.75cm" draw:start-shape="id4" draw:start-glue-point="2" draw:end-shape="id1" draw:end-glue-point="0" svg:d="M4125 2000v375h125v375" svg:viewBox="0 0 126 751">
          <text:p/>
        </draw:connector>
        <draw:connector draw:style-name="gr5" draw:text-style-name="P3" draw:layer="layout" svg:x1="14cm" svg:y1="1.562cm" svg:x2="14.812cm" svg:y2="1.562cm" svg:d="M14000 1562h812" svg:viewBox="0 0 813 1">
          <text:p/>
        </draw:connector>
        <draw:frame draw:style-name="gr7" draw:text-style-name="P4" draw:layer="layout" svg:width="4.028cm" svg:height="0.645cm" svg:x="15.019cm" svg:y="1.25cm">
          <draw:text-box>
            <text:p><text:span text:style-name="T2">one-way call</text:span></text:p>
          </draw:text-box>
        </draw:frame>
        <draw:frame draw:style-name="gr7" draw:text-style-name="P4" draw:layer="layout" svg:width="4.028cm" svg:height="0.645cm" svg:x="14.982cm" svg:y="2cm">
          <draw:text-box>
            <text:p><text:span text:style-name="T2">regular call</text:span></text:p>
          </draw:text-box>
        </draw:frame>
        <draw:connector draw:style-name="gr2" draw:text-style-name="P3" draw:layer="layout" svg:x1="14.037cm" svg:y1="2.347cm" svg:x2="14.809cm" svg:y2="2.347cm" svg:d="M14037 2347h772" svg:viewBox="0 0 773 1">
          <text:p/>
        </draw:connector>
        <draw:custom-shape draw:style-name="gr8" draw:text-style-name="P2" xml:id="id4" draw:id="id4" draw:layer="layout" svg:width="6.25cm" svg:height="1cm" svg:x="1cm" svg:y="1cm">
          <text:p text:style-name="P1"><text:span text:style-name="T1">PackageMananger.installPackage:</text:span></text:p>
          <text:p text:style-name="P1"><text:span text:style-name="T1">Create installation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5cm" svg:height="2cm" svg:x="8.25cm" svg:y="1cm">
          <text:p text:style-name="P3"><text:span text:style-name="T1">PackageManager.installNamedModule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75cm" svg:y1="3cm" svg:x2="7.5cm" svg:y2="3.5cm" draw:start-shape="id5" draw:start-glue-point="2" draw:end-shape="id1" draw:end-glue-point="1" svg:d="M10750 3000v500h-3250" svg:viewBox="0 0 3251 501">
          <text:p/>
        </draw:connector>
        <draw:custom-shape draw:style-name="gr10" draw:text-style-name="P2" xml:id="id6" draw:id="id6" draw:layer="layout" svg:width="3.502cm" svg:height="3cm" svg:x="11cm" svg:y="7.25cm">
          <text:p text:style-name="P1"><text:span text:style-name="T1">PackageManager.onInstallCode</text:span></text:p>
          <text:p text:style-name="P1"><text:span text:style-name="T1">Store module state.</text:span></text:p>
          <text:p text:style-name="P1"><text:span text:style-name="T1">Call callbacks.</text:span></text:p>
          <text:p text:style-name="P1"><text:span text:style-name="T1">If it is a package and the last module, mark the package as installe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74cm" svg:y1="5.85cm" svg:x2="11cm" svg:y2="8.75cm" draw:end-shape="id6" svg:d="M9874 5850h313v2900h813" svg:viewBox="0 0 1127 2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6T17:44:21.443496281</dc:date>
    <meta:editing-duration>P4DT16H40M14S</meta:editing-duration>
    <meta:editing-cycles>39</meta:editing-cycles>
    <meta:generator>LibreOffice/24.2.6.2$Linux_X86_64 LibreOffice_project/420$Build-2</meta:generator>
    <meta:document-statistic meta:object-count="21"/>
  </office:meta>
</office:document-meta>
</file>